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1.508cm"/>
    </style:style>
    <style:style style:name="表格1.B" style:family="table-column">
      <style:table-column-properties style:column-width="6.615cm"/>
    </style:style>
    <style:style style:name="表格1.C" style:family="table-column">
      <style:table-column-properties style:column-width="8.8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2" style:family="table-row">
      <style:table-row-properties style:min-row-height="3.209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8.705cm" fo:margin-left="0cm" table:align="left"/>
    </style:style>
    <style:style style:name="表格3.A" style:family="table-column">
      <style:table-column-properties style:column-width="4.18cm"/>
    </style:style>
    <style:style style:name="表格3.B" style:family="table-column">
      <style:table-column-properties style:column-width="4.524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6" style:family="table-row">
      <style:table-row-properties style:min-row-height="0.736cm"/>
    </style:style>
    <style:style style:name="表格4" style:family="table">
      <style:table-properties style:width="8.705cm" fo:margin-left="0cm" table:align="left"/>
    </style:style>
    <style:style style:name="表格4.A" style:family="table-column">
      <style:table-column-properties style:column-width="8.705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2pt" officeooo:paragraph-rsid="00128d3e" style:font-name-asian="文泉驿微米黑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8d3e" officeooo:paragraph-rsid="00128d3e" style:font-name-asian="文泉驿微米黑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9.7000007629394pt" officeooo:rsid="00128d3e" officeooo:paragraph-rsid="0015a3d1" style:font-name-asian="文泉驿微米黑" style:font-size-asian="26pt" style:font-size-complex="29.7000007629394pt"/>
    </style:style>
    <style:style style:name="P4" style:family="paragraph" style:parent-style-name="Text_20_body">
      <style:text-properties officeooo:paragraph-rsid="0014255f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start" style:justify-single-word="false"/>
      <style:text-properties officeooo:rsid="0015a3d1" officeooo:paragraph-rsid="00128d3e"/>
    </style:style>
    <style:style style:name="P7" style:family="paragraph" style:parent-style-name="Text_20_body">
      <style:text-properties officeooo:rsid="0014255f" officeooo:paragraph-rsid="0014255f" style:font-name-asian="文泉驿微米黑"/>
    </style:style>
    <style:style style:name="P8" style:family="paragraph" style:parent-style-name="Text_20_body">
      <style:text-properties fo:font-size="10.5pt" officeooo:rsid="0014255f" officeooo:paragraph-rsid="0014255f" style:font-size-asian="10.5pt" style:font-size-complex="10.5pt"/>
    </style:style>
    <style:style style:name="P9" style:family="paragraph" style:parent-style-name="Text_20_body">
      <style:text-properties officeooo:paragraph-rsid="002541cc"/>
    </style:style>
    <style:style style:name="P10" style:family="paragraph" style:parent-style-name="Text_20_body">
      <style:text-properties officeooo:paragraph-rsid="0027198d"/>
    </style:style>
    <style:style style:name="P11" style:family="paragraph" style:parent-style-name="Text_20_body">
      <style:text-properties officeooo:paragraph-rsid="0029c31b"/>
    </style:style>
    <style:style style:name="P12" style:family="paragraph" style:parent-style-name="Text_20_body">
      <style:text-properties officeooo:paragraph-rsid="0031ca6d"/>
    </style:style>
    <style:style style:name="P13" style:family="paragraph" style:parent-style-name="Text_20_body">
      <style:text-properties officeooo:paragraph-rsid="0040bff6"/>
    </style:style>
    <style:style style:name="P14" style:family="paragraph" style:parent-style-name="Heading_20_1">
      <style:text-properties officeooo:rsid="0014255f"/>
    </style:style>
    <style:style style:name="P15" style:family="paragraph" style:parent-style-name="Heading_20_1" style:list-style-name="">
      <style:text-properties officeooo:rsid="0014255f" officeooo:paragraph-rsid="0014255f"/>
    </style:style>
    <style:style style:name="P16" style:family="paragraph" style:parent-style-name="Heading_20_1">
      <style:text-properties officeooo:rsid="0014255f" officeooo:paragraph-rsid="0014255f"/>
    </style:style>
    <style:style style:name="P17" style:family="paragraph" style:parent-style-name="Heading_20_1">
      <style:paragraph-properties fo:break-before="page"/>
      <style:text-properties officeooo:rsid="0014255f" officeooo:paragraph-rsid="0014255f"/>
    </style:style>
    <style:style style:name="P18" style:family="paragraph" style:parent-style-name="Table_20_Contents">
      <style:text-properties officeooo:paragraph-rsid="002bb015"/>
    </style:style>
    <style:style style:name="P19" style:family="paragraph" style:parent-style-name="Table_20_Contents">
      <style:text-properties officeooo:paragraph-rsid="00348b78"/>
    </style:style>
    <style:style style:name="P20" style:family="paragraph" style:parent-style-name="Table_20_Contents">
      <style:text-properties officeooo:paragraph-rsid="0036867b"/>
    </style:style>
    <style:style style:name="P21" style:family="paragraph" style:parent-style-name="Table_20_Contents">
      <style:text-properties officeooo:paragraph-rsid="0039c24d"/>
    </style:style>
    <style:style style:name="P22" style:family="paragraph" style:parent-style-name="Table_20_Contents">
      <style:text-properties officeooo:paragraph-rsid="003bdbf9"/>
    </style:style>
    <style:style style:name="P23" style:family="paragraph" style:parent-style-name="Table_20_Contents">
      <style:text-properties officeooo:paragraph-rsid="003c7901"/>
    </style:style>
    <style:style style:name="P24" style:family="paragraph" style:parent-style-name="Table_20_Contents">
      <style:text-properties officeooo:paragraph-rsid="004012d0"/>
    </style:style>
    <style:style style:name="T1" style:family="text">
      <style:text-properties officeooo:rsid="00128d3e"/>
    </style:style>
    <style:style style:name="T2" style:family="text">
      <style:text-properties style:font-name="文泉驿微米黑" officeooo:rsid="00128d3e"/>
    </style:style>
    <style:style style:name="T3" style:family="text">
      <style:text-properties officeooo:rsid="0014255f"/>
    </style:style>
    <style:style style:name="T4" style:family="text">
      <style:text-properties fo:font-size="10.5pt" officeooo:rsid="0014255f" style:font-size-asian="10.5pt" style:font-size-complex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255f" style:font-weight-asian="bold" style:font-weight-complex="bold"/>
    </style:style>
    <style:style style:name="T7" style:family="text">
      <style:text-properties officeooo:rsid="002bb015"/>
    </style:style>
    <style:style style:name="T8" style:family="text">
      <style:text-properties officeooo:rsid="003074ee"/>
    </style:style>
    <style:style style:name="T9" style:family="text">
      <style:text-properties officeooo:rsid="0033c64b"/>
    </style:style>
    <style:style style:name="T10" style:family="text">
      <style:text-properties officeooo:rsid="00348b78"/>
    </style:style>
    <style:style style:name="T11" style:family="text">
      <style:text-properties officeooo:rsid="0036867b"/>
    </style:style>
    <style:style style:name="T12" style:family="text">
      <style:text-properties officeooo:rsid="00386b16"/>
    </style:style>
    <style:style style:name="T13" style:family="text">
      <style:text-properties officeooo:rsid="0039c24d"/>
    </style:style>
    <style:style style:name="T14" style:family="text">
      <style:text-properties officeooo:rsid="003bdbf9"/>
    </style:style>
    <style:style style:name="T15" style:family="text">
      <style:text-properties officeooo:rsid="003c7901"/>
    </style:style>
    <style:style style:name="T16" style:family="text">
      <style:text-properties officeooo:rsid="003d9bd7"/>
    </style:style>
    <style:style style:name="T17" style:family="text">
      <style:text-properties officeooo:rsid="003ef440"/>
    </style:style>
    <style:style style:name="T18" style:family="text">
      <style:text-properties officeooo:rsid="004012d0"/>
    </style:style>
    <style:style style:name="T19" style:family="text">
      <style:text-properties officeooo:rsid="0040bff6"/>
    </style:style>
    <style:style style:name="T20" style:family="text">
      <style:text-properties officeooo:rsid="0041026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设计游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作者：Rob</text:span><text:span text:style-name="T1">&lt;</text:span><text:a xlink:type="simple" xlink:href="mailto:code.server.matrix@gmail.com"><text:span text:style-name="T1">code.server.matrix@gmail.com</text:span></text:a><text:span text:style-name="T1">&gt;</text:span></text:p>
      <text:p text:style-name="P6"><text:soft-page-break/></text:p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5"><text:a xlink:type="simple" xlink:href="#__RefHeading__360_432003415" text:style-name="Index_20_Link" text:visited-style-name="Index_20_Link">如何查看该文档<text:tab/>3</text:a></text:p>
          <text:p text:style-name="P5"><text:a xlink:type="simple" xlink:href="#__RefHeading__346_432003415" text:style-name="Index_20_Link" text:visited-style-name="Index_20_Link">游戏主线<text:tab/>3</text:a></text:p>
          <text:p text:style-name="P5"><text:a xlink:type="simple" xlink:href="#__RefHeading__348_432003415" text:style-name="Index_20_Link" text:visited-style-name="Index_20_Link">角色<text:tab/>3</text:a></text:p>
          <text:p text:style-name="P5"><text:a xlink:type="simple" xlink:href="#__RefHeading__350_432003415" text:style-name="Index_20_Link" text:visited-style-name="Index_20_Link">关卡<text:tab/>3</text:a></text:p>
          <text:p text:style-name="P5"><text:a xlink:type="simple" xlink:href="#__RefHeading__352_432003415" text:style-name="Index_20_Link" text:visited-style-name="Index_20_Link">事件<text:tab/>3</text:a></text:p>
          <text:p text:style-name="P5"><text:a xlink:type="simple" xlink:href="#__RefHeading__354_432003415" text:style-name="Index_20_Link" text:visited-style-name="Index_20_Link">游戏提示<text:tab/>3</text:a></text:p>
          <text:p text:style-name="P5"><text:a xlink:type="simple" xlink:href="#__RefHeading__356_432003415" text:style-name="Index_20_Link" text:visited-style-name="Index_20_Link">游戏平衡<text:tab/>3</text:a></text:p>
          <text:p text:style-name="P5"><text:a xlink:type="simple" xlink:href="#__RefHeading__358_432003415" text:style-name="Index_20_Link" text:visited-style-name="Index_20_Link">游戏界面<text:tab/>3</text:a></text:p>
        </text:index-body>
      </text:table-of-content>
      <text:h text:style-name="P15" text:outline-level="1"/>
      <text:h text:style-name="P17" text:outline-level="1"><text:bookmark-start text:name="__RefHeading__360_432003415"/>如何查看该文档<text:bookmark-end text:name="__RefHeading__360_432003415"/></text:h>
      <text:p text:style-name="P7">在查看该文档前建议阅读该项目的计划书，其中有对该文档在项目中所起作用的描述。</text:p>
      <text:h text:style-name="P16" text:outline-level="1"><text:bookmark-start text:name="__RefHeading__346_432003415"/>游戏主线<text:bookmark-end text:name="__RefHeading__346_432003415"/></text:h>
      <text:p text:style-name="P4"><text:span text:style-name="T3">游戏主线是指玩家主动选择游戏的一个序列，这个序列的开始为游戏开始，末尾为游戏结束。无论中间选择什么游戏序列，游戏最终都会以一种定义了的方式结束。一般而言，一个游戏的主线是有限的，一般为</text:span><text:span text:style-name="T4">1～5条</text:span><text:span text:style-name="T3">。</text:span></text:p>
      <text:p text:style-name="P4"><text:span text:style-name="T3">该游戏的游戏主线的数量为</text:span><text:span text:style-name="T4">1条，其详细描述如下：</text:span></text:p>
      <text:p text:style-name="P8">在玩家开始了游戏后，有一艘登月的飞船进入画面，玩家可以自由控制这艘飞船。玩家可以利用键盘上的向左、向右或向上的箭头来控制飞船的平衡以及速度。飞船着陆时，若速度近似为零，包括水平速度和垂直速度，则登陆成功。需要说明的是，月球表面的几乎所有地方都可以登陆，但因为某些特殊的原因，飞船需要探测某些特殊的登陆点。玩家既可以直接登陆在特殊登陆点，也可以先登陆到其他地方，然后通过水平方向的火箭推进器移动到指定登陆点上。在一个任务里，探测了所有的指定登陆点后，就可以进行下一个任务了——登陆难度更大的探测点。直到所有的探测点探测完成，游戏结束。</text:p>
      <text:h text:style-name="P14" text:outline-level="1"><text:bookmark-start text:name="__RefHeading__348_432003415"/>角色<text:bookmark-end text:name="__RefHeading__348_432003415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>角色</text:p>
          </table:table-cell>
          <table:table-cell table:style-name="表格1.A1" office:value-type="string">
            <text:p text:style-name="Table_20_Contents">定义的属性</text:p>
          </table:table-cell>
          <table:table-cell table:style-name="表格1.C1" office:value-type="string">
            <text:p text:style-name="Table_20_Contents">定义的行为</text:p>
          </table:table-cell>
        </table:table-row>
        <table:table-row table:style-name="表格1.2">
          <table:table-cell table:style-name="表格1.A2" office:value-type="string">
            <text:p text:style-name="Table_20_Contents">飞船</text:p>
          </table:table-cell>
          <table:table-cell table:style-name="表格1.A2" office:value-type="string">
            <text:p text:style-name="Table_20_Contents">位置(关卡，坐标)</text:p>
            <text:p text:style-name="Table_20_Contents">姿态(飞船中轴相对于竖直方向旋转的度数)</text:p>
            <text:p text:style-name="Table_20_Contents">油料</text:p>
            <text:p text:style-name="Table_20_Contents">速度(水平，垂直)</text:p>
            <text:p text:style-name="Table_20_Contents">质量</text:p>
            <text:p text:style-name="Table_20_Contents">是否死亡</text:p>
          </table:table-cell>
          <table:table-cell table:style-name="表格1.C2" office:value-type="string">
            <text:p text:style-name="Table_20_Contents">移动(改变飞船的位置)</text:p>
            <text:p text:style-name="Table_20_Contents">改变速度(<text:span text:style-name="T5">增加</text:span>[向上,向左,向右]的速度) {</text:p>
            <text:p text:style-name="Table_20_Contents">变量<text:span text:style-name="T14">：</text:span></text:p>
            <table:table table:name="表格3" table:style-name="表格3">
              <table:table-column table:style-name="表格3.A"/>
              <table:table-column table:style-name="表格3.B"/>
              <table:table-row>
                <table:table-cell table:style-name="表格3.A1" office:value-type="string">
                  <text:p text:style-name="Table_20_Contents">持续主动加速时间</text:p>
                </table:table-cell>
                <table:table-cell table:style-name="表格3.B1" office:value-type="string">
                  <text:p text:style-name="Table_20_Contents">T</text:p>
                </table:table-cell>
              </table:table-row>
              <table:table-row>
                <table:table-cell table:style-name="表格3.A2" office:value-type="string">
                  <text:p text:style-name="P21"><text:span text:style-name="T13">月球的重力加速度</text:span></text:p>
                </table:table-cell>
                <table:table-cell table:style-name="表格3.B2" office:value-type="string">
                  <text:p text:style-name="P21"><text:span text:style-name="T13">G</text:span><text:span text:style-name="T15">(如果G的方向与Vh方向相同，则G为正值，否则为负)</text:span></text:p>
                </table:table-cell>
              </table:table-row>
              <table:table-row>
                <table:table-cell table:style-name="表格3.A2" office:value-type="string">
                  <text:p text:style-name="P21">月球大气阻力加速度</text:p>
                </table:table-cell>
                <table:table-cell table:style-name="表格3.B2" office:value-type="string">
                  <text:p text:style-name="P22"><text:span text:style-name="T14">G'</text:span><text:span text:style-name="T15">(</text:span><text:span text:style-name="T17">如果vh=0,G'=0，否则G'为一负值</text:span><text:span text:style-name="T15">)</text:span></text:p>
                </table:table-cell>
              </table:table-row>
              <table:table-row>
                <table:table-cell table:style-name="表格3.A2" office:value-type="string">
                  <text:p text:style-name="Table_20_Contents">飞船质量</text:p>
                </table:table-cell>
                <table:table-cell table:style-name="表格3.B2" office:value-type="string">
                  <text:p text:style-name="P19"><text:span text:style-name="T10">M</text:span></text:p>
                </table:table-cell>
              </table:table-row>
              <table:table-row>
                <table:table-cell table:style-name="表格3.A2" office:value-type="string">
                  <text:p text:style-name="P19"><text:span text:style-name="T10">飞船最大可储存的油料</text:span></text:p>
                </table:table-cell>
                <table:table-cell table:style-name="表格3.B2" office:value-type="string">
                  <text:p text:style-name="P19"><text:span text:style-name="T10">M</text:span><text:span text:style-name="T14">'</text:span></text:p>
                </table:table-cell>
              </table:table-row>
              <table:table-row table:style-name="表格3.6">
                <table:table-cell table:style-name="表格3.A2" office:value-type="string">
                  <text:p text:style-name="Table_20_Contents">每秒钟消耗的油料</text:p>
                </table:table-cell>
                <table:table-cell table:style-name="表格3.B2" office:value-type="string">
                  <text:p text:style-name="P20"><text:span text:style-name="T11">C</text:span></text:p>
                </table:table-cell>
              </table:table-row>
              <table:table-row>
                <table:table-cell table:style-name="表格3.A2" office:value-type="string">
                  <text:p text:style-name="Table_20_Contents">每秒提供的加速度</text:p>
                </table:table-cell>
                <table:table-cell table:style-name="表格3.B2" office:value-type="string">
                  <text:p text:style-name="Table_20_Contents">A<text:span text:style-name="T15">(恒为非负)</text:span></text:p>
                </table:table-cell>
              </table:table-row>
              <table:table-row>
                <table:table-cell table:style-name="表格3.A2" office:value-type="string">
                  <text:p text:style-name="Table_20_Contents">飞船水平方向的速度</text:p>
                </table:table-cell>
                <table:table-cell table:style-name="表格3.B2" office:value-type="string">
                  <text:p text:style-name="P22"><text:span text:style-name="T14">Vh(初速度vh0)</text:span></text:p>
                </table:table-cell>
              </table:table-row>
              <table:table-row>
                <table:table-cell table:style-name="表格3.A2" office:value-type="string">
                  <text:p text:style-name="Table_20_Contents">飞船垂直方向的速度</text:p>
                </table:table-cell>
                <table:table-cell table:style-name="表格3.B2" office:value-type="string">
                  <text:p text:style-name="P22"><text:span text:style-name="T14">Vv(初速度vv0)</text:span></text:p>
                </table:table-cell>
              </table:table-row>
            </table:table>
            <text:p text:style-name="Table_20_Contents"><text:span text:style-name="T9">公式</text:span><text:span text:style-name="T14">：</text:span></text:p>
            <table:table table:name="表格4" table:style-name="表格4">
              <table:table-column table:style-name="表格4.A"/>
              <table:table-row>
                <table:table-cell table:style-name="表格4.A1" office:value-type="string">
                  <text:p text:style-name="P23"><text:span text:style-name="T14">Vh = vh0 + (A</text:span><text:span text:style-name="T15">+</text:span><text:span text:style-name="T14">G') * T </text:span></text:p>
                </table:table-cell>
              </table:table-row>
              <table:table-row>
                <table:table-cell table:style-name="表格4.A2" office:value-type="string">
                  <text:p text:style-name="P23"><text:span text:style-name="T14">Vv = vv0 + (A+G)* T</text:span></text:p>
                </table:table-cell>
              </table:table-row>
            </table:table>
            <text:p text:style-name="P24"><text:span text:style-name="T18">}</text:span></text:p>
            <text:p text:style-name="Table_20_Contents">改变姿态(飞行姿态，陆地姿态)</text:p>
            <text:p text:style-name="Table_20_Contents">着陆(飞船安全停在月球表面或补给站)</text:p>
            <text:p text:style-name="Table_20_Contents">死亡(当[“飞船着陆失败”，“着陆成功，油料为零”，”飞船飞出世界外”，”飞船飞出画面外，油料为零”]其中之一发生时，飞船死亡)</text:p>
          </table:table-cell>
        </table:table-row>
        <table:table-row>
          <table:table-cell table:style-name="表格1.A2" office:value-type="string">
            <text:p text:style-name="Table_20_Contents">空间补给站</text:p>
          </table:table-cell>
          <table:table-cell table:style-name="表格1.A2" office:value-type="string">
            <text:p text:style-name="Table_20_Contents">油料的存储总量</text:p>
          </table:table-cell>
          <table:table-cell table:style-name="表格1.C2" office:value-type="string">
            <text:p text:style-name="Table_20_Contents">补给(增加飞船的油料)</text:p>
          </table:table-cell>
        </table:table-row>
        <text:soft-page-break/>
        <table:table-row>
          <table:table-cell table:style-name="表格1.A2" office:value-type="string">
            <text:p text:style-name="Table_20_Contents">探测点</text:p>
          </table:table-cell>
          <table:table-cell table:style-name="表格1.A2" office:value-type="string">
            <text:p text:style-name="Table_20_Contents">是否被探测过</text:p>
            <text:p text:style-name="Table_20_Contents">位置</text:p>
          </table:table-cell>
          <table:table-cell table:style-name="表格1.C2" office:value-type="string">
            <text:p text:style-name="Table_20_Contents">无</text:p>
          </table:table-cell>
        </table:table-row>
        <table:table-row>
          <table:table-cell table:style-name="表格1.A2" office:value-type="string">
            <text:p text:style-name="Table_20_Contents">月球表面</text:p>
          </table:table-cell>
          <table:table-cell table:style-name="表格1.A2" office:value-type="string">
            <text:p text:style-name="Table_20_Contents">地形</text:p>
          </table:table-cell>
          <table:table-cell table:style-name="表格1.C2" office:value-type="string">
            <text:p text:style-name="Table_20_Contents">改变飞船姿态</text:p>
          </table:table-cell>
        </table:table-row>
        <table:table-row>
          <table:table-cell table:style-name="表格1.A2" office:value-type="string">
            <text:p text:style-name="Table_20_Contents">世界</text:p>
          </table:table-cell>
          <table:table-cell table:style-name="表格1.A2" office:value-type="string">
            <text:p text:style-name="Table_20_Contents">范围</text:p>
            <text:p text:style-name="Table_20_Contents">引力</text:p>
            <text:p text:style-name="Table_20_Contents">空气阻力</text:p>
          </table:table-cell>
          <table:table-cell table:style-name="表格1.C2" office:value-type="string">
            <text:p text:style-name="P18"><text:span text:style-name="T7">改变飞船速度(引力：提供向下的加速度。空气阻力：减小飞船水平方向的速度，当水平方向的速度为0时，不再减小)</text:span></text:p>
          </table:table-cell>
        </table:table-row>
        <table:table-row>
          <table:table-cell table:style-name="表格1.A2" office:value-type="string">
            <text:p text:style-name="Table_20_Contents">画面</text:p>
          </table:table-cell>
          <table:table-cell table:style-name="表格1.A2" office:value-type="string">
            <text:p text:style-name="Table_20_Contents">高度<text:span text:style-name="T12">，宽度</text:span></text:p>
          </table:table-cell>
          <table:table-cell table:style-name="表格1.C2" office:value-type="string">
            <text:p text:style-name="P18">无</text:p>
          </table:table-cell>
        </table:table-row>
      </table:table>
      <text:p text:style-name="Text_20_body"><text:span text:style-name="T3"/></text:p>
      <text:h text:style-name="P14" text:outline-level="1"><text:bookmark-start text:name="__RefHeading__350_432003415"/>关卡<text:bookmark-end text:name="__RefHeading__350_432003415"/></text:h>
      <text:p text:style-name="Text_20_body"><text:span text:style-name="T3">该游戏到目前位置，设置的关卡数为3个，它们的详细信息如下。</text:span></text:p>
      <text:p text:style-name="Text_20_body"><text:span text:style-name="T3">关卡1：</text:span></text:p>
      <text:p text:style-name="Text_20_body"><text:span text:style-name="T3">两个探测点，探测完第一个才能探测第二个。如果两个探测点都探测成功，则进入关卡2。</text:span></text:p>
      <text:p text:style-name="Text_20_body"><text:span text:style-name="T3">关卡2：</text:span></text:p>
      <text:p text:style-name="P9"><text:span text:style-name="T3">两个探测点，探测完第一个才能探测第二个。如果两个探测点都探测成功，则进入关卡3。</text:span></text:p>
      <text:p text:style-name="P9"><text:span text:style-name="T3">关卡3：</text:span></text:p>
      <text:p text:style-name="P9"><text:span text:style-name="T3">两个探测点，探测完第一个才能探测第二个。如果两个探测点都探测成功，则游戏结束。</text:span></text:p>
      <text:h text:style-name="Heading_20_1" text:outline-level="1"><text:bookmark-start text:name="__RefHeading__352_432003415"/><text:span text:style-name="T3">事件</text:span><text:bookmark-end text:name="__RefHeading__352_432003415"/></text:h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2"><text:span text:style-name="T3">飞船在月球表面移动</text:span></text:p>
          </table:table-cell>
        </table:table-row>
        <table:table-row>
          <table:table-cell table:style-name="表格2.A2" office:value-type="string">
            <text:p text:style-name="P12"><text:span text:style-name="T3">飞船在空中移动</text:span></text:p>
          </table:table-cell>
        </table:table-row>
        <table:table-row>
          <table:table-cell table:style-name="表格2.A2" office:value-type="string">
            <text:p text:style-name="P12"><text:span text:style-name="T3">飞船主动改变姿态</text:span></text:p>
          </table:table-cell>
        </table:table-row>
        <table:table-row>
          <table:table-cell table:style-name="表格2.A2" office:value-type="string">
            <text:p text:style-name="P12"><text:span text:style-name="T3">飞船在月球表面移动时，受地形影响，姿态发生改变</text:span></text:p>
          </table:table-cell>
        </table:table-row>
        <table:table-row>
          <table:table-cell table:style-name="表格2.A2" office:value-type="string">
            <text:p text:style-name="P12"><text:span text:style-name="T3">飞船接触月球表面</text:span></text:p>
          </table:table-cell>
        </table:table-row>
        <table:table-row>
          <table:table-cell table:style-name="表格2.A2" office:value-type="string">
            <text:p text:style-name="P12"><text:span text:style-name="T3">飞船接触补给站</text:span></text:p>
          </table:table-cell>
        </table:table-row>
        <table:table-row>
          <table:table-cell table:style-name="表格2.A2" office:value-type="string">
            <text:p text:style-name="P12"><text:span text:style-name="T3">飞船飞出</text:span><text:span text:style-name="T8">画面</text:span><text:span text:style-name="T3">外</text:span></text:p>
          </table:table-cell>
        </table:table-row>
        <table:table-row>
          <table:table-cell table:style-name="表格2.A2" office:value-type="string">
            <text:p text:style-name="P12"><text:span text:style-name="T3">飞船飞出世界外</text:span></text:p>
          </table:table-cell>
        </table:table-row>
      </table:table>
      <text:p text:style-name="P10"><text:span text:style-name="T3"/></text:p>
      <text:h text:style-name="P14" text:outline-level="1"><text:bookmark-start text:name="__RefHeading__354_432003415"/>游戏提示<text:bookmark-end text:name="__RefHeading__354_432003415"/></text:h>
      <text:p text:style-name="P13"><text:span text:style-name="T19">游戏程序启动后：</text:span></text:p>
      <text:p text:style-name="P13"><text:span text:style-name="T19">屏幕上显示一段游戏教程，用来提示游戏如何操作</text:span></text:p>
      <text:p text:style-name="P13"><text:span text:style-name="T19">游戏开始：</text:span></text:p>
      <text:p text:style-name="P13"><text:span text:style-name="T19">用一个明显的箭头提示用户指定探测点的位置</text:span></text:p>
      <text:p text:style-name="P13"><text:span text:style-name="T19">游戏运行：</text:span></text:p>
      <text:p text:style-name="P13"><text:span text:style-name="T19">如果飞船飞出画面外，在画面的边缘，用箭头指示飞船所处垂直位置，并用数字显示具体的高度。</text:span></text:p>
      <text:p text:style-name="P13"><text:span text:style-name="T19">游戏结束</text:span><text:span text:style-name="T20">：</text:span></text:p>
      <text:p text:style-name="P13"><text:soft-page-break/><text:span text:style-name="T20">当用户可控制的飞船数量为0时，提示用户退出游戏还是再玩一次。</text:span></text:p>
      <text:h text:style-name="P14" text:outline-level="1"><text:bookmark-start text:name="__RefHeading__356_432003415"/>游戏平衡<text:bookmark-end text:name="__RefHeading__356_432003415"/></text:h>
      <text:p text:style-name="Text_20_body"><text:span text:style-name="T3"/></text:p>
      <text:h text:style-name="P14" text:outline-level="1"><text:bookmark-start text:name="__RefHeading__358_432003415"/>游戏界面<text:bookmark-end text:name="__RefHeading__358_432003415"/></text:h>
      <text:h text:style-name="Heading_20_1" text:outline-level="1"><text:span text:style-name="T3">术语</text:span></text:h>
      <text:h text:style-name="Heading_20_2" text:outline-level="2"><text:span text:style-name="T3">世界</text:span></text:h>
      <text:p text:style-name="P11"><text:span text:style-name="T3">指游戏画面中，不包括</text:span><text:span text:style-name="T6">画面外的下边沿</text:span><text:span text:style-name="T3">（画面外的下边沿与画面中的下边沿处于同一条水平线）。如果飞船当前处于游戏画面外，玩家有没有将飞船调整回画面内。而且由于月球引力和月球大气阻力的原因，如果飞船不加速，保持出画面时的速度，那么飞船向上的速度和水平方向的速度就会降的很快。然后，如果飞船还是没飞回画面内，必然向下加速，这样，必然会冲过画面的下边沿。冲过了下边沿，玩家又看不见处于画面外的飞船，为了不让玩家一直等下去，飞船自然要死亡。所以定义除画面外的下边沿的所有区域为世界。</text:span></text:p>
      <text:h text:style-name="Heading_20_2" text:outline-level="2"><text:span text:style-name="T3">画面</text:span></text:h>
      <text:p text:style-name="Text_20_body"><text:span text:style-name="T3">玩家可以看到的游戏画面。</text:span></text:p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23T21:48:10</meta:creation-date>
    <dc:date>2012-10-26T13:36:20</dc:date>
    <dc:creator>rob </dc:creator>
    <meta:editing-duration>PT5H5M51S</meta:editing-duration>
    <meta:editing-cycles>42</meta:editing-cycles>
    <meta:generator>LibreOffice/3.6$Linux_x86 LibreOffice_project/360m1$Build-2</meta:generator>
    <meta:document-statistic meta:table-count="4" meta:image-count="0" meta:object-count="0" meta:page-count="5" meta:paragraph-count="107" meta:word-count="1582" meta:character-count="1679" meta:non-whitespace-character-count="1658"/>
  </office:meta>
</office:document-meta>
</file>